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2f47" officeooo:paragraph-rsid="00072f47"/>
    </style:style>
    <style:style style:name="P2" style:family="paragraph" style:parent-style-name="Standard">
      <style:text-properties officeooo:rsid="000770c1" officeooo:paragraph-rsid="000770c1"/>
    </style:style>
    <style:style style:name="P3" style:family="paragraph" style:parent-style-name="Standard">
      <style:text-properties officeooo:rsid="000770c1" officeooo:paragraph-rsid="0008ce6f"/>
    </style:style>
    <style:style style:name="P4" style:family="paragraph" style:parent-style-name="Standard">
      <style:text-properties officeooo:rsid="0008ce6f" officeooo:paragraph-rsid="0008ce6f"/>
    </style:style>
    <style:style style:name="P5" style:family="paragraph" style:parent-style-name="Standard">
      <style:text-properties officeooo:rsid="0008ce6f" officeooo:paragraph-rsid="000aa10a"/>
    </style:style>
    <style:style style:name="P6" style:family="paragraph" style:parent-style-name="Standard">
      <style:text-properties officeooo:rsid="000aa10a" officeooo:paragraph-rsid="000aa10a"/>
    </style:style>
    <style:style style:name="P7" style:family="paragraph" style:parent-style-name="Preformatted_20_Text">
      <style:text-properties style:font-name="Ubuntu Mono" fo:font-size="10.3999996185303pt" officeooo:rsid="00072f47" officeooo:paragraph-rsid="00072f47"/>
    </style:style>
    <style:style style:name="P8" style:family="paragraph" style:parent-style-name="Preformatted_20_Text">
      <style:text-properties style:font-name="Ubuntu Mono" fo:font-size="10.3999996185303pt" officeooo:rsid="000770c1" officeooo:paragraph-rsid="000770c1"/>
    </style:style>
    <style:style style:name="P9" style:family="paragraph" style:parent-style-name="Preformatted_20_Text">
      <style:text-properties style:font-name="Ubuntu Mono" fo:font-size="10.3999996185303pt" officeooo:rsid="000770c1" officeooo:paragraph-rsid="0008ce6f"/>
    </style:style>
    <style:style style:name="P10" style:family="paragraph" style:parent-style-name="Preformatted_20_Text">
      <style:text-properties style:font-name="Ubuntu Mono" fo:font-size="10.3999996185303pt" officeooo:rsid="0008ce6f" officeooo:paragraph-rsid="0008ce6f"/>
    </style:style>
    <style:style style:name="P11" style:family="paragraph" style:parent-style-name="Preformatted_20_Text">
      <style:text-properties style:font-name="Ubuntu Mono" fo:font-size="10.3999996185303pt" officeooo:rsid="0008ce6f" officeooo:paragraph-rsid="000aa10a"/>
    </style:style>
    <style:style style:name="P12" style:family="paragraph" style:parent-style-name="Preformatted_20_Text">
      <style:text-properties style:font-name="Ubuntu Mono" fo:font-size="10.3999996185303pt" officeooo:rsid="000aa10a" officeooo:paragraph-rsid="000aa10a"/>
    </style:style>
    <style:style style:name="P13" style:family="paragraph" style:parent-style-name="Preformatted_20_Text">
      <style:text-properties officeooo:rsid="00072f47" officeooo:paragraph-rsid="00072f47"/>
    </style:style>
    <style:style style:name="P14" style:family="paragraph" style:parent-style-name="Preformatted_20_Text">
      <style:text-properties officeooo:rsid="000770c1" officeooo:paragraph-rsid="000770c1"/>
    </style:style>
    <style:style style:name="P15" style:family="paragraph" style:parent-style-name="Preformatted_20_Text">
      <style:paragraph-properties fo:margin-top="0in" fo:margin-bottom="0in" loext:contextual-spacing="false" fo:padding="0in" fo:border="none"/>
    </style:style>
    <style:style style:name="P16" style:family="paragraph" style:parent-style-name="Preformatted_20_Text">
      <style:paragraph-properties fo:margin-top="0in" fo:margin-bottom="0in" loext:contextual-spacing="false" fo:padding="0in" fo:border="none"/>
      <style:text-properties style:font-name="Ubuntu Mono" fo:font-size="10.3999996185303pt"/>
    </style:style>
    <style:style style:name="T1" style:family="text">
      <style:text-properties style:font-name="Ubuntu Mono" fo:font-size="10.3999996185303pt"/>
    </style:style>
    <style:style style:name="T2" style:family="text">
      <style:text-properties officeooo:rsid="0008ce6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0.05</text:p>
      <text:p text:style-name="P1"/>
      <text:p text:style-name="P1">Infomap</text:p>
      <text:p text:style-name="P1"/>
      <text:p text:style-name="P1">epithelial</text:p>
      <text:p text:style-name="P7"><text:bookmark text:name="rstudio_console_output"/>sizes</text:p>
      <text:p text:style-name="P16">2 3 7 </text:p>
      <text:p text:style-name="P16">4 2 1 </text:p>
      <text:p text:style-name="P1"/>
      <text:p text:style-name="P1">cancer</text:p>
      <text:p text:style-name="P7"><text:bookmark text:name="rstudio_console_output3"/>sizes</text:p>
      <text:p text:style-name="P15"><text:s/><text:span text:style-name="T1">2 <text:s/>3 18 </text:span></text:p>
      <text:p text:style-name="P15"><text:s/><text:span text:style-name="T1">4 <text:s/>2 <text:s/>1</text:span></text:p>
      <text:p text:style-name="P1"/>
      <text:p text:style-name="P1">both</text:p>
      <text:p text:style-name="P13"><text:bookmark text:name="rstudio_console_output4"/><text:s/><text:span text:style-name="T1">2 <text:s/>3 <text:s/>4 <text:s/>5 48 62 </text:span></text:p>
      <text:p text:style-name="P16">75 <text:s/>7 <text:s/>3 <text:s/>1 <text:s/>1 <text:s/>1 </text:p>
      <text:p text:style-name="P1"/>
      <text:p text:style-name="P1">Multilevel</text:p>
      <text:p text:style-name="P1"/>
      <text:p text:style-name="P1">epithelial</text:p>
      <text:p text:style-name="P7"><text:bookmark text:name="rstudio_console_output6"/>sizes</text:p>
      <text:p text:style-name="P16">2 6 7 </text:p>
      <text:p text:style-name="P16">4 1 1 </text:p>
      <text:p text:style-name="P1"/>
      <text:p text:style-name="P2">cancer</text:p>
      <text:p text:style-name="P8"><text:bookmark text:name="rstudio_console_output7"/>sizes</text:p>
      <text:p text:style-name="P15"><text:s/><text:span text:style-name="T1">2 <text:s/>3 <text:s/>5 <text:s/>6 10 </text:span></text:p>
      <text:p text:style-name="P15"><text:s/><text:span text:style-name="T1">4 <text:s/>1 <text:s/>1 <text:s/>1 <text:s/>1 </text:span></text:p>
      <text:p text:style-name="P2"/>
      <text:p text:style-name="P2">both</text:p>
      <text:p text:style-name="P8"><text:bookmark text:name="rstudio_console_output9"/>sizes</text:p>
      <text:p text:style-name="P15"><text:s/><text:span text:style-name="T1">2 <text:s/>3 <text:s/>4 <text:s/>5 14 28 29 33 </text:span></text:p>
      <text:p text:style-name="P16">75 <text:s/>9 <text:s/>3 <text:s/>1 <text:s/>1 <text:s/>1 <text:s/>1 <text:s/>1 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0.10</text:p>
      <text:p text:style-name="P2"/>
      <text:p text:style-name="P2">Infomap</text:p>
      <text:p text:style-name="P2"/>
      <text:p text:style-name="P2">epithelial</text:p>
      <text:p text:style-name="P8"><text:bookmark text:name="rstudio_console_output11"/>sizes</text:p>
      <text:p text:style-name="P16">2 3 4 8 </text:p>
      <text:p text:style-name="P16">6 1 1 1 </text:p>
      <text:p text:style-name="P14"/>
      <text:p text:style-name="P2">cancer</text:p>
      <text:p text:style-name="P8"><text:bookmark text:name="rstudio_console_output12"/>sizes</text:p>
      <text:p text:style-name="P15"><text:s/><text:span text:style-name="T1">2 <text:s/>3 24 </text:span></text:p>
      <text:p text:style-name="P16">14 <text:s/>2 <text:s/>1 </text:p>
      <text:p text:style-name="P14"/>
      <text:p text:style-name="P2">both</text:p>
      <text:p text:style-name="P8"><text:bookmark text:name="rstudio_console_output13"/>sizes</text:p>
      <text:p text:style-name="P15"><text:s text:c="2"/><text:span text:style-name="T1">2 <text:s text:c="2"/>3 <text:s text:c="2"/>4 <text:s text:c="2"/>6 <text:s/>32 119 139 </text:span></text:p>
      <text:p text:style-name="P16">177 <text:s/>33 <text:s/>15 <text:s text:c="2"/>4 <text:s text:c="2"/>1 <text:s text:c="2"/>1 <text:s text:c="2"/>1 </text:p>
      <text:p text:style-name="P2"/>
      <text:p text:style-name="P2">Multilevel</text:p>
      <text:p text:style-name="P2"/>
      <text:p text:style-name="P4">epithelial</text:p>
      <text:p text:style-name="P10"><text:bookmark text:name="rstudio_console_output14"/>sizes</text:p>
      <text:p text:style-name="P16">2 4 5 8 </text:p>
      <text:p text:style-name="P16">5 1 1 1 </text:p>
      <text:p text:style-name="P4"/>
      <text:p text:style-name="P4">cancer</text:p>
      <text:p text:style-name="P10"><text:bookmark text:name="rstudio_console_output15"/>sizes</text:p>
      <text:p text:style-name="P15"><text:s/><text:span text:style-name="T1">2 <text:s/>3 <text:s/>9 18 </text:span></text:p>
      <text:p text:style-name="P16">14 <text:s/>1 <text:s/>1 <text:s/>1 </text:p>
      <text:p text:style-name="P4"/>
      <text:p text:style-name="P4">both</text:p>
      <text:p text:style-name="P10"><text:bookmark text:name="rstudio_console_output16"/>sizes</text:p>
      <text:p text:style-name="P15"><text:s text:c="2"/><text:span text:style-name="T1">2 <text:s text:c="2"/>3 <text:s text:c="2"/>4 <text:s text:c="2"/>5 <text:s text:c="2"/>6 <text:s text:c="2"/>7 <text:s text:c="2"/>8 <text:s text:c="2"/>9 <text:s/>12 <text:s/>13 <text:s/>21 <text:s/>24 <text:s/>55 <text:s/>77 </text:span></text:p>
      <text:p text:style-name="P16">178 <text:s/>35 <text:s/>17 <text:s text:c="2"/>2 <text:s text:c="2"/>6 <text:s text:c="2"/>3 <text:s text:c="2"/>1 <text:s text:c="2"/>1 <text:s text:c="2"/>2 <text:s text:c="2"/>1 <text:s text:c="2"/>1 <text:s text:c="2"/>1 <text:s text:c="2"/>1 <text:s text:c="2"/>1 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<text:soft-page-break/>0.1<text:span text:style-name="T2">5</text:span></text:p>
      <text:p text:style-name="P3"/>
      <text:p text:style-name="P3">Infomap</text:p>
      <text:p text:style-name="P3"/>
      <text:p text:style-name="P3">epithelial</text:p>
      <text:p text:style-name="P9"><text:bookmark text:name="rstudio_console_output17"/>sizes</text:p>
      <text:p text:style-name="P15"><text:s/><text:span text:style-name="T1">2 <text:s/>3 <text:s/>4 <text:s/>9 </text:span></text:p>
      <text:p text:style-name="P16">19 <text:s/>1 <text:s/>1 <text:s/>2 </text:p>
      <text:p text:style-name="P3"/>
      <text:p text:style-name="P4">cancer</text:p>
      <text:p text:style-name="P10"><text:bookmark text:name="rstudio_console_output18"/>sizes</text:p>
      <text:p text:style-name="P15"><text:s/><text:span text:style-name="T1">2 <text:s/>3 28 </text:span></text:p>
      <text:p text:style-name="P16">20 <text:s/>2 <text:s/>1 </text:p>
      <text:p text:style-name="P4"/>
      <text:p text:style-name="P4">both</text:p>
      <text:p text:style-name="P10"><text:bookmark text:name="rstudio_console_output19"/>sizes</text:p>
      <text:p text:style-name="P15"><text:s text:c="2"/><text:span text:style-name="T1">2 <text:s text:c="2"/>3 <text:s text:c="2"/>4 <text:s text:c="2"/>5 <text:s text:c="2"/>6 <text:s/>20 <text:s/>23 <text:s/>27 <text:s/>38 <text:s/>43 <text:s/>44 <text:s/>47 <text:s/>55 <text:s/>64 <text:s/>65 <text:s/>66 <text:s/>68 256 360 </text:span></text:p>
      <text:p text:style-name="P16">224 <text:s/>55 <text:s/>19 <text:s/>11 <text:s text:c="2"/>3 <text:s text:c="2"/>1 <text:s text:c="2"/>1 <text:s text:c="2"/>1 <text:s text:c="2"/>1 <text:s text:c="2"/>2 <text:s text:c="2"/>1 <text:s text:c="2"/>1 <text:s text:c="2"/>1 <text:s text:c="2"/>1 <text:s text:c="2"/>1 <text:s text:c="2"/>1 <text:s text:c="2"/>1 <text:s text:c="2"/>1 <text:s text:c="2"/>1 </text:p>
      <text:p text:style-name="P4"/>
      <text:p text:style-name="P4">Multilevel</text:p>
      <text:p text:style-name="P4"/>
      <text:p text:style-name="P4">epithelial</text:p>
      <text:p text:style-name="P10"><text:bookmark text:name="rstudio_console_output20"/>sizes</text:p>
      <text:p text:style-name="P15"><text:s/><text:span text:style-name="T1">2 <text:s/>7 <text:s/>9 </text:span></text:p>
      <text:p text:style-name="P16">19 <text:s/>1 <text:s/>2 </text:p>
      <text:p text:style-name="P4"/>
      <text:p text:style-name="P4">cancer</text:p>
      <text:p text:style-name="P10"><text:bookmark text:name="rstudio_console_output21"/>sizes</text:p>
      <text:p text:style-name="P15"><text:s/><text:span text:style-name="T1">2 <text:s/>3 10 21 </text:span></text:p>
      <text:p text:style-name="P16">20 <text:s/>1 <text:s/>1 <text:s/>1 </text:p>
      <text:p text:style-name="P4"/>
      <text:p text:style-name="P4">both</text:p>
      <text:p text:style-name="P10"><text:bookmark text:name="rstudio_console_output22"/>sizes</text:p>
      <text:p text:style-name="P15"><text:s text:c="2"/><text:span text:style-name="T1">2 <text:s text:c="2"/>3 <text:s text:c="2"/>4 <text:s text:c="2"/>5 <text:s text:c="2"/>6 <text:s text:c="2"/>8 <text:s text:c="2"/>9 <text:s/>10 <text:s/>12 <text:s/>14 <text:s/>16 <text:s/>28 <text:s/>31 <text:s/>38 <text:s/>39 <text:s/>40 <text:s/>44 <text:s/>45 <text:s/>48 <text:s/>49 <text:s/>50 <text:s/>53 <text:s/>57 <text:s/>59 <text:s/>64 139 188 </text:span></text:p>
      <text:p text:style-name="P16">225 <text:s/>55 <text:s/>24 <text:s/>14 <text:s text:c="2"/>7 <text:s text:c="2"/>1 <text:s text:c="2"/>2 <text:s text:c="2"/>1 <text:s text:c="2"/>1 <text:s text:c="2"/>2 <text:s text:c="2"/>1 <text:s text:c="2"/>1 <text:s text:c="2"/>1 <text:s text:c="2"/>1 <text:s text:c="2"/>1 <text:s text:c="2"/>1 <text:s text:c="2"/>1 <text:s text:c="2"/>2 <text:s text:c="2"/>1 <text:s text:c="2"/>2 <text:s text:c="2"/>1 <text:s text:c="2"/>1 <text:s text:c="2"/>1 <text:s text:c="2"/>1 1 <text:s text:c="2"/>1 <text:s text:c="2"/>1 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0.20</text:p>
      <text:p text:style-name="P4"/>
      <text:p text:style-name="P3">Infomap</text:p>
      <text:p text:style-name="P3"/>
      <text:p text:style-name="P3">epithelial</text:p>
      <text:p text:style-name="P10"><text:bookmark text:name="rstudio_console_output23"/>sizes</text:p>
      <text:p text:style-name="P15"><text:s/><text:span text:style-name="T1">2 <text:s/>3 <text:s/>4 <text:s/>6 <text:s/>7 11 16 </text:span></text:p>
      <text:p text:style-name="P16">58 <text:s/>4 <text:s/>1 <text:s/>1 <text:s/>1 <text:s/>1 <text:s/>1 </text:p>
      <text:p text:style-name="P4"/>
      <text:p text:style-name="P4">cancer</text:p>
      <text:p text:style-name="P10"><text:bookmark text:name="rstudio_console_output24"/>sizes</text:p>
      <text:p text:style-name="P15"><text:s/><text:span text:style-name="T1">2 <text:s/>3 10 22 </text:span></text:p>
      <text:p text:style-name="P16">34 <text:s/>3 <text:s/>1 <text:s/>1 </text:p>
      <text:p text:style-name="P4"/>
      <text:p text:style-name="P4">both</text:p>
      <text:p text:style-name="P10"><text:bookmark text:name="rstudio_console_output25"/>sizes</text:p>
      <text:p text:style-name="P15"><text:s text:c="2"/><text:span text:style-name="T1">2 <text:s text:c="2"/>3 <text:s text:c="2"/>4 <text:s text:c="2"/>5 <text:s text:c="2"/>6 <text:s text:c="2"/>7 <text:s text:c="2"/>8 <text:s text:c="2"/>9 <text:s/>10 <text:s/>11 <text:s/>12 <text:s/>13 <text:s/>14 <text:s/>15 <text:s/>16 <text:s/>17 <text:s/>19 <text:s/>22 <text:s/>23 <text:s/>63 <text:s/>89 </text:span></text:p>
      <text:p text:style-name="P16">133 <text:s/>33 <text:s/>14 <text:s/>18 <text:s/>43 <text:s/>45 <text:s/>67 <text:s/>41 <text:s/>27 <text:s/>21 <text:s/>11 <text:s/>17 <text:s text:c="2"/>3 <text:s text:c="2"/>4 <text:s text:c="2"/>2 <text:s text:c="2"/>3 <text:s text:c="2"/>2 <text:s text:c="2"/>1 <text:s text:c="2"/>1 <text:s text:c="2"/>1 <text:s text:c="2"/>1 </text:p>
      <text:p text:style-name="P4"/>
      <text:p text:style-name="P5">Multilevel</text:p>
      <text:p text:style-name="P5"/>
      <text:p text:style-name="P5">epithelial</text:p>
      <text:p text:style-name="P11"><text:bookmark text:name="rstudio_console_output26"/>sizes</text:p>
      <text:p text:style-name="P15"><text:s/><text:span text:style-name="T1">2 <text:s/>3 <text:s/>4 <text:s/>6 <text:s/>7 11 20 </text:span></text:p>
      <text:p text:style-name="P16">56 <text:s/>4 <text:s/>1 <text:s/>1 <text:s/>1 <text:s/>1 <text:s/>1 </text:p>
      <text:p text:style-name="P5"/>
      <text:p text:style-name="P6">cancer</text:p>
      <text:p text:style-name="P12"><text:bookmark text:name="rstudio_console_output27"/>sizes</text:p>
      <text:p text:style-name="P15"><text:s/><text:span text:style-name="T1">2 <text:s/>3 10 22 </text:span></text:p>
      <text:p text:style-name="P16">34 <text:s/>3 <text:s/>1 <text:s/>1 </text:p>
      <text:p text:style-name="P6"/>
      <text:p text:style-name="P6">both</text:p>
      <text:p text:style-name="P12"><text:bookmark text:name="rstudio_console_output28"/>sizes</text:p>
      <text:p text:style-name="P15"><text:s text:c="2"/><text:span text:style-name="T1">2 <text:s text:c="2"/>3 <text:s text:c="2"/>4 <text:s text:c="2"/>5 <text:s text:c="2"/>6 <text:s text:c="2"/>8 <text:s/>11 <text:s/>31 <text:s/>33 <text:s/>37 <text:s/>38 <text:s/>40 <text:s/>42 <text:s/>45 <text:s/>46 <text:s/>49 <text:s/>50 <text:s/>52 <text:s/>55 <text:s/>56 <text:s/>58 <text:s/>59 <text:s/>64 <text:s/>65 <text:s/>73 <text:s/>76 <text:s/>77 <text:s/>80 <text:s/>85 <text:s/>91 <text:s/>94 </text:span></text:p>
      <text:p text:style-name="P16">129 <text:s/>17 <text:s text:c="2"/>8 <text:s text:c="2"/>2 <text:s text:c="2"/>4 <text:s text:c="2"/>2 <text:s text:c="2"/>1 <text:s text:c="2"/>1 <text:s text:c="2"/>1 <text:s text:c="2"/>1 <text:s text:c="2"/>1 <text:s text:c="2"/>1 <text:s text:c="2"/>1 <text:s text:c="2"/>2 <text:s text:c="2"/>1 <text:s text:c="2"/>1 <text:s text:c="2"/>1 <text:s text:c="2"/>1 <text:s text:c="2"/>1 <text:s text:c="2"/>1 <text:s text:c="2"/>1 <text:s text:c="2"/>1 <text:s text:c="2"/>1 <text:s text:c="2"/>1 <text:s text:c="2"/>2 <text:s text:c="2"/>1 <text:s text:c="2"/>1 <text:s text:c="2"/>1 <text:s text:c="2"/>1 <text:s text:c="2"/>1 <text:s text:c="2"/>1 </text:p>
      <text:p text:style-name="P15"><text:s/><text:span text:style-name="T1">99 111 125 162 188 302 360 </text:span></text:p>
      <text:p text:style-name="P15"><text:s text:c="2"/><text:span text:style-name="T1">1 <text:s text:c="2"/>1 <text:s text:c="2"/>1 <text:s text:c="2"/>1 <text:s text:c="2"/>1 <text:s text:c="2"/>1 <text:s text:c="2"/>1 </text:span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1T16:24:45.870329033</meta:creation-date>
    <dc:date>2018-10-11T16:59:56.969900413</dc:date>
    <meta:editing-duration>PT2M49S</meta:editing-duration>
    <meta:editing-cycles>1</meta:editing-cycles>
    <meta:document-statistic meta:table-count="0" meta:image-count="0" meta:object-count="0" meta:page-count="4" meta:paragraph-count="109" meta:word-count="469" meta:character-count="1810" meta:non-whitespace-character-count="936"/>
    <meta:generator>LibreOffice/5.1.6.2$Linux_X86_64 LibreOffice_project/10m0$Build-2</meta:generator>
  </office:meta>
</office:document-meta>
</file>